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erif Pro" svg:font-family="'Source Serif Pro', serif"/>
  </office:font-face-decls>
  <office:automatic-styles>
    <style:style style:name="P1" style:family="paragraph" style:parent-style-name="Heading_20_1">
      <style:paragraph-properties fo:margin-top="0.201cm" fo:margin-bottom="0.201cm" style:contextual-spacing="false" fo:padding="0cm" fo:border="none" fo:keep-with-next="always"/>
      <style:text-properties style:font-name="Liberation Sans" officeooo:paragraph-rsid="000953d7"/>
    </style:style>
    <style:style style:name="P2" style:family="paragraph" style:parent-style-name="Text_20_body">
      <style:paragraph-properties fo:margin-top="0.201cm" fo:margin-bottom="0.201cm" style:contextual-spacing="false" fo:padding="0cm" fo:border="none"/>
      <style:text-properties style:font-name="Liberation Sans" fo:font-size="12pt" officeooo:rsid="000953d7" officeooo:paragraph-rsid="000953d7" style:font-size-asian="10.5pt" style:font-size-complex="12pt"/>
    </style:style>
    <style:style style:name="P3" style:family="paragraph" style:parent-style-name="Text_20_body">
      <style:paragraph-properties fo:margin-top="0.201cm" fo:margin-bottom="0.201cm" style:contextual-spacing="false" fo:padding="0cm" fo:border="none"/>
      <style:text-properties style:font-name="Liberation Sans" fo:font-size="12pt" officeooo:rsid="000a8fb4" officeooo:paragraph-rsid="000a8fb4" style:font-size-asian="10.5pt" style:font-size-complex="12pt"/>
    </style:style>
    <style:style style:name="P4" style:family="paragraph" style:parent-style-name="Text_20_body">
      <style:text-properties officeooo:rsid="000dd969" officeooo:paragraph-rsid="000dd969"/>
    </style:style>
    <style:style style:name="T1" style:family="text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erface Classe</text:h>
      <text:p text:style-name="P2"><text:span text:style-name="T1">Interfaces são semelhantes as classes, no entanto se caracterizam como entidades, Não há como fazer uma instância de uma Interface e nem como criar um Construtor.</text:span></text:p>
      <text:p text:style-name="P2">A interface é uma base para criação de outras classes, ditando a regras de implementações em outras classes.</text:p>
      <text:p text:style-name="P3">No SAP existe um campo específico para interface</text:p>
      <text:p text:style-name="Horizontal_20_Line"/>
      <text:p text:style-name="P4">Criar uma classe para o MVC...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6T13:59:30.923000000</meta:creation-date>
    <dc:date>2023-04-06T14:13:30.466000000</dc:date>
    <meta:editing-duration>PT13M59S</meta:editing-duration>
    <meta:editing-cycles>5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5" meta:word-count="60" meta:character-count="365" meta:non-whitespace-character-count="310"/>
  </office:meta>
</office:document-meta>
</file>